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1.01mm"/>
    </style:style>
    <style:style style:name="co9" style:family="table-column">
      <style:table-column-properties fo:break-before="auto" style:column-width="19.3mm"/>
    </style:style>
    <style:style style:name="co10" style:family="table-column">
      <style:table-column-properties fo:break-before="auto" style:column-width="7.25mm"/>
    </style:style>
    <style:style style:name="co11" style:family="table-column">
      <style:table-column-properties fo:break-before="auto" style:column-width="15.05mm"/>
    </style:style>
    <style:style style:name="co12" style:family="table-column">
      <style:table-column-properties fo:break-before="auto" style:column-width="5.36mm"/>
    </style:style>
    <style:style style:name="co13" style:family="table-column">
      <style:table-column-properties fo:break-before="auto" style:column-width="6.17mm"/>
    </style:style>
    <style:style style:name="co14" style:family="table-column">
      <style:table-column-properties fo:break-before="auto" style:column-width="1.61mm"/>
    </style:style>
    <style:style style:name="co15" style:family="table-column">
      <style:table-column-properties fo:break-before="auto" style:column-width="19.9mm"/>
    </style:style>
    <style:style style:name="co16" style:family="table-column">
      <style:table-column-properties fo:break-before="auto" style:column-width="178.59mm"/>
    </style:style>
    <style:style style:name="co1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7.18mm"/>
    </style:style>
    <style:style style:name="co19" style:family="table-column">
      <style:table-column-properties fo:break-before="auto" style:column-width="16.72mm"/>
    </style:style>
    <style:style style:name="co20" style:family="table-column">
      <style:table-column-properties fo:break-before="auto" style:column-width="41.91mm"/>
    </style:style>
    <style:style style:name="co21" style:family="table-column">
      <style:table-column-properties fo:break-before="auto" style:column-width="29.14mm"/>
    </style:style>
    <style:style style:name="co22" style:family="table-column">
      <style:table-column-properties fo:break-before="auto" style:column-width="29.47mm"/>
    </style:style>
    <style:style style:name="co23" style:family="table-column">
      <style:table-column-properties fo:break-before="auto" style:column-width="26.53mm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68mm" fo:break-before="auto" style:use-optimal-row-height="false"/>
    </style:style>
    <style:style style:name="ro6" style:family="table-row">
      <style:table-row-properties style:row-height="0.28mm" fo:break-before="auto" style:use-optimal-row-height="false"/>
    </style:style>
    <style:style style:name="ro7" style:family="table-row">
      <style:table-row-properties style:row-height="0.25mm" fo:break-before="auto" style:use-optimal-row-height="false"/>
    </style:style>
    <style:style style:name="ro8" style:family="table-row">
      <style:table-row-properties style:row-height="2.15mm" fo:break-before="auto" style:use-optimal-row-height="false"/>
    </style:style>
    <style:style style:name="ro9" style:family="table-row">
      <style:table-row-properties style:row-height="6.6mm" fo:break-before="auto" style:use-optimal-row-height="false"/>
    </style:style>
    <style:style style:name="ro10" style:family="table-row">
      <style:table-row-properties style:row-height="6.86mm" fo:break-before="auto" style:use-optimal-row-height="false"/>
    </style:style>
    <style:style style:name="ro11" style:family="table-row">
      <style:table-row-properties style:row-height="10.81mm" fo:break-before="auto" style:use-optimal-row-height="false"/>
    </style:style>
    <style:style style:name="ro12" style:family="table-row">
      <style:table-row-properties style:row-height="15.01mm" fo:break-before="auto" style:use-optimal-row-height="false"/>
    </style:style>
    <style:style style:name="ro13" style:family="table-row">
      <style:table-row-properties style:row-height="4.2mm" fo:break-before="auto" style:use-optimal-row-height="false"/>
    </style:style>
    <style:style style:name="ro14" style:family="table-row">
      <style:table-row-properties style:row-height="6mm" fo:break-before="page" style:use-optimal-row-height="false"/>
    </style:style>
    <style:style style:name="ro15" style:family="table-row">
      <style:table-row-properties style:row-height="15.03mm" fo:break-before="auto" style:use-optimal-row-height="false"/>
    </style:style>
    <style:style style:name="ro16" style:family="table-row">
      <style:table-row-properties style:row-height="8.98mm" fo:break-before="auto" style:use-optimal-row-height="false"/>
    </style:style>
    <style:style style:name="ro17" style:family="table-row">
      <style:table-row-properties style:row-height="13.19mm" fo:break-before="auto" style:use-optimal-row-height="false"/>
    </style:style>
    <style:style style:name="ro18" style:family="table-row">
      <style:table-row-properties style:row-height="11.64mm" fo:break-before="auto" style:use-optimal-row-height="false"/>
    </style:style>
    <style:style style:name="ro19" style:family="table-row">
      <style:table-row-properties style:row-height="2.49mm" fo:break-before="auto" style:use-optimal-row-height="false"/>
    </style:style>
    <style:style style:name="ro20" style:family="table-row">
      <style:table-row-properties style:row-height="5.57mm" fo:break-before="page" style:use-optimal-row-height="true"/>
    </style:style>
    <style:style style:name="ro21" style:family="table-row">
      <style:table-row-properties style:row-height="5.57mm" fo:break-before="auto" style:use-optimal-row-height="true"/>
    </style:style>
    <style:style style:name="ro22" style:family="table-row">
      <style:table-row-properties style:row-height="8.15mm" fo:break-before="auto" style:use-optimal-row-height="false"/>
    </style:style>
    <style:style style:name="ro23" style:family="table-row">
      <style:table-row-properties style:row-height="5.98mm" fo:break-before="auto" style:use-optimal-row-height="false"/>
    </style:style>
    <style:style style:name="ro24" style:family="table-row">
      <style:table-row-properties style:row-height="15.59mm" fo:break-before="auto" style:use-optimal-row-height="false"/>
    </style:style>
    <style:style style:name="ro25" style:family="table-row">
      <style:table-row-properties style:row-height="9.24mm" fo:break-before="auto" style:use-optimal-row-height="false"/>
    </style:style>
    <style:style style:name="ro26" style:family="table-row">
      <style:table-row-properties style:row-height="2.98mm" fo:break-before="auto" style:use-optimal-row-height="false"/>
    </style:style>
    <style:style style:name="ro27" style:family="table-row">
      <style:table-row-properties style:row-height="8.75mm" fo:break-before="auto" style:use-optimal-row-height="false"/>
    </style:style>
    <style:style style:name="ro28" style:family="table-row">
      <style:table-row-properties style:row-height="17.41mm" fo:break-before="auto" style:use-optimal-row-height="false"/>
    </style:style>
    <style:style style:name="ro29" style:family="table-row">
      <style:table-row-properties style:row-height="144.46mm" fo:break-before="auto" style:use-optimal-row-height="false"/>
    </style:style>
    <style:style style:name="ro30" style:family="table-row">
      <style:table-row-properties style:row-height="55.3mm" fo:break-before="auto" style:use-optimal-row-height="false"/>
    </style:style>
    <style:style style:name="ro31" style:family="table-row">
      <style:table-row-properties style:row-height="25.82mm" fo:break-before="auto" style:use-optimal-row-height="false"/>
    </style:style>
    <style:style style:name="ro32" style:family="table-row">
      <style:table-row-properties style:row-height="20.04mm" fo:break-before="auto" style:use-optimal-row-height="false"/>
    </style:style>
    <style:style style:name="ro33" style:family="table-row">
      <style:table-row-properties style:row-height="0.83mm" fo:break-before="auto" style:use-optimal-row-height="false"/>
    </style:style>
    <style:style style:name="ro34" style:family="table-row">
      <style:table-row-properties style:row-height="56.71mm" fo:break-before="auto" style:use-optimal-row-height="false"/>
    </style:style>
    <style:style style:name="ro35" style:family="table-row">
      <style:table-row-properties style:row-height="14.76mm" fo:break-before="auto" style:use-optimal-row-height="false"/>
    </style:style>
    <style:style style:name="ro36" style:family="table-row">
      <style:table-row-properties style:row-height="5.03mm" fo:break-before="auto" style:use-optimal-row-height="false"/>
    </style:style>
    <style:style style:name="ro37" style:family="table-row">
      <style:table-row-properties style:row-height="6.93mm" fo:break-before="auto" style:use-optimal-row-height="false"/>
    </style:style>
    <style:style style:name="ro38" style:family="table-row">
      <style:table-row-properties style:row-height="99.87mm" fo:break-before="auto" style:use-optimal-row-height="false"/>
    </style:style>
    <style:style style:name="ro39" style:family="table-row">
      <style:table-row-properties style:row-height="5.57mm" fo:break-before="auto" style:use-optimal-row-height="true"/>
    </style:style>
    <style:style style:name="ro40" style:family="table-row">
      <style:table-row-properties style:row-height="6mm" fo:break-before="auto" style:use-optimal-row-height="true"/>
    </style:style>
    <style:style style:name="ro41" style:family="table-row">
      <style:table-row-properties style:row-height="6.83mm" fo:break-before="auto" style:use-optimal-row-height="true"/>
    </style:style>
    <style:style style:name="ro42" style:family="table-row">
      <style:table-row-properties style:row-height="7.92mm" fo:break-before="auto" style:use-optimal-row-height="false"/>
    </style:style>
    <style:style style:name="ro43" style:family="table-row">
      <style:table-row-properties style:row-height="4.52mm" fo:break-before="auto" style:use-optimal-row-height="true"/>
    </style:style>
    <style:style style:name="ta2" style:family="table" style:master-page-name="PageStyle_5f_Tableau_20_p._20_1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4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0.74pt solid #b4b4b4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padding="0.71mm"/>
    </style:style>
    <style:style style:name="ce5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 style:data-style-name="N11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 style:data-style-name="N112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b4b4b4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b66c"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b66c"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d7d7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dedce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bbe33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ffb66c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ffb66c" fo:border="0.99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d7d7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dedce6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e8f2a1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#bbe33d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b66c" fo:border="0.06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ackground-color="#ffb66c" fo:border="0.99pt solid #000000"/>
      <style:text-properties fo:color="#ff0000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color="#ff0000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d7d7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dedce6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#e8f2a1" fo:border="0.06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bbe33d" fo:border="0.06pt solid #000000"/>
      <style:text-properties fo:font-size="14pt" style:font-size-asian="14pt" style:font-size-complex="14pt"/>
    </style:style>
    <style:style style:name="ce41" style:family="table-cell" style:parent-style-name="Default">
      <style:table-cell-properties fo:background-color="#ffb66c" fo:border="0.06pt solid #000000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ffb66c" fo:border="0.99pt solid #000000"/>
      <style:text-properties fo:font-size="14pt" style:font-size-asian="14pt" style:font-size-complex="14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0.74pt solid #b4b4b4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ackground-color="#00000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Default">
      <style:table-cell-properties fo:padding="0.71mm"/>
    </style:style>
    <style:style style:name="ce121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8" style:family="table-cell" style:parent-style-name="Default" style:data-style-name="N11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9" style:family="table-cell" style:parent-style-name="Default" style:data-style-name="N112">
      <style:table-cell-properties style:glyph-orientation-vertical="0" fo:border-bottom="0.74pt solid #000000" fo:background-color="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order-bottom="0.74pt solid #b4b4b4" fo:background-color="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b4b4b4" style:rotation-angle="0" style:rotation-align="none" style:shrink-to-fit="false" fo:border-top="0.74pt solid #b4b4b4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cap 21" table:style-name="ta1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15"/>
        <table:table-column table:style-name="co22" table:default-cell-style-name="ce25"/>
        <table:table-column table:style-name="co23" table:number-columns-repeated="12" table:default-cell-style-name="ce35"/>
        <table:table-column table:style-name="co1" table:number-columns-repeated="1006" table:default-cell-style-name="Default"/>
        <table:table-row table:style-name="ro40">
          <table:table-cell table:style-name="ce4" office:value-type="string" calcext:value-type="string">
            <text:p>Exploitation</text:p>
          </table:table-cell>
          <table:table-cell table:style-name="ce4" office:value-type="string" calcext:value-type="string">
            <text:p>Code </text:p>
          </table:table-cell>
          <table:table-cell table:style-name="ce4"/>
          <table:table-cell table:style-name="ce16" office:value-type="string" calcext:value-type="string">
            <text:p>Engagé</text:p>
          </table:table-cell>
          <table:table-cell table:style-name="ce26" office:value-type="string" calcext:value-type="string">
            <text:p>Depuis 01/01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string" calcext:value-type="string">
            <text:p>Juillet</text:p>
          </table:table-cell>
          <table:table-cell table:style-name="ce4" office:value-type="string" calcext:value-type="string">
            <text:p>Aout</text:p>
          </table:table-cell>
          <table:table-cell table:style-name="ce4" office:value-type="string" calcext:value-type="string">
            <text:p>Septembre</text:p>
          </table:table-cell>
          <table:table-cell table:style-name="ce4" office:value-type="string" calcext:value-type="string">
            <text:p>Octobre</text:p>
          </table:table-cell>
          <table:table-cell table:style-name="ce4" office:value-type="string" calcext:value-type="string">
            <text:p>Novembre</text:p>
          </table:table-cell>
          <table:table-cell table:style-name="ce4" office:value-type="string" calcext:value-type="string">
            <text:p>Décembre</text:p>
          </table:table-cell>
          <table:table-cell table:style-name="ce1" table:number-columns-repeated="1006"/>
        </table:table-row>
        <table:table-row table:style-name="ro41">
          <table:table-cell table:style-name="ce6" office:value-type="string" calcext:value-type="string">
            <text:p>Va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Coxeux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Avenue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Riouville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Molpré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Salival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Chenevières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Rock and Cow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Deux Villes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Haut Frenes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Froid Perthuis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Rouges Champs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Norzelieurs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Thaons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Saint Louis</text:p>
          </table:table-cell>
          <table:table-cell table:style-name="ce6" office:value-type="float" office:value="15" calcext:value-type="float">
            <text:p>15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Haut Armont</text:p>
          </table:table-cell>
          <table:table-cell table:style-name="ce6" office:value-type="float" office:value="16" calcext:value-type="float">
            <text:p>16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Grand Moulin</text:p>
          </table:table-cell>
          <table:table-cell table:style-name="ce6" office:value-type="float" office:value="17" calcext:value-type="float">
            <text:p>17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2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Fontaine Champètre</text:p>
          </table:table-cell>
          <table:table-cell table:style-name="ce6" office:value-type="float" office:value="18" calcext:value-type="float">
            <text:p>18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Saint Martin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Pierre</text:p>
          </table:table-cell>
          <table:table-cell table:style-name="ce6" office:value-type="float" office:value="20" calcext:value-type="float">
            <text:p>20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Petit Breuil</text:p>
          </table:table-cell>
          <table:table-cell table:style-name="ce6" office:value-type="float" office:value="21" calcext:value-type="float">
            <text:p>21</text:p>
          </table:table-cell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8" table:number-columns-repeated="2"/>
          <table:table-cell table:style-name="ce14" office:value-type="string" calcext:value-type="string">
            <text:p>digestat</text:p>
          </table:table-cell>
          <table:table-cell table:style-name="ce24"/>
          <table:table-cell table:style-name="ce34"/>
          <table:table-cell table:style-name="ce43" table:number-columns-repeated="12"/>
          <table:table-cell table:number-columns-repeated="1006"/>
        </table:table-row>
        <table:table-row table:style-name="ro41">
          <table:table-cell table:style-name="ce6" office:value-type="string" calcext:value-type="string">
            <text:p>Wary</text:p>
          </table:table-cell>
          <table:table-cell table:style-name="ce6"/>
          <table:table-cell table:style-name="ce9" office:value-type="string" calcext:value-type="string">
            <text:p>fumier </text:p>
          </table:table-cell>
          <table:table-cell table:style-name="ce18"/>
          <table:table-cell table:style-name="ce28"/>
          <table:table-cell table:style-name="ce37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0" office:value-type="string" calcext:value-type="string">
            <text:p>fumier mou</text:p>
          </table:table-cell>
          <table:table-cell table:style-name="ce19"/>
          <table:table-cell table:style-name="ce29"/>
          <table:table-cell table:style-name="ce38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1" office:value-type="string" calcext:value-type="string">
            <text:p>lisier</text:p>
          </table:table-cell>
          <table:table-cell table:style-name="ce20"/>
          <table:table-cell table:style-name="ce30"/>
          <table:table-cell table:style-name="ce39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2" office:value-type="string" calcext:value-type="string">
            <text:p>ovin</text:p>
          </table:table-cell>
          <table:table-cell table:style-name="ce21"/>
          <table:table-cell table:style-name="ce31"/>
          <table:table-cell table:style-name="ce40" table:number-columns-repeated="12"/>
          <table:table-cell table:number-columns-repeated="1006"/>
        </table:table-row>
        <table:table-row table:style-name="ro41">
          <table:table-cell table:style-name="ce6" table:number-columns-repeated="2"/>
          <table:table-cell table:style-name="ce13" office:value-type="string" calcext:value-type="string">
            <text:p>digestat</text:p>
          </table:table-cell>
          <table:table-cell table:style-name="ce22"/>
          <table:table-cell table:style-name="ce32"/>
          <table:table-cell table:style-name="ce41" table:number-columns-repeated="12"/>
          <table:table-cell table:number-columns-repeated="1006"/>
        </table:table-row>
        <table:table-row table:style-name="ro41" table:number-rows-repeated="1048464">
          <table:table-cell table:number-columns-repeated="1023"/>
        </table:table-row>
        <table:table-row table:style-name="ro41">
          <table:table-cell table:number-columns-repeated="1023"/>
        </table:table-row>
      </table:table>
      <table:table table:name="Feuille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visibility="collapse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7640" calcext:value-type="float" table:number-columns-spanned="4" table:number-rows-spanned="1">
            <text:p>107 6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7640" calcext:value-type="float" table:number-columns-spanned="3" table:number-rows-spanned="1">
            <text:p>107 6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oignons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880" calcext:value-type="float" table:number-columns-spanned="4" table:number-rows-spanned="1">
            <text:p>50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880" calcext:value-type="float" table:number-columns-spanned="3" table:number-rows-spanned="1">
            <text:p>50 8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140" calcext:value-type="float" table:number-columns-spanned="4" table:number-rows-spanned="1">
            <text:p>21 1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2200" calcext:value-type="float" table:number-columns-spanned="4" table:number-rows-spanned="1">
            <text:p>42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3340" calcext:value-type="float" table:number-columns-spanned="3" table:number-rows-spanned="1">
            <text:p>63 3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500" calcext:value-type="float" table:number-columns-spanned="4" table:number-rows-spanned="1">
            <text:p>9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500" calcext:value-type="float" table:number-columns-spanned="3" table:number-rows-spanned="1">
            <text:p>9 5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2320" calcext:value-type="float" table:number-columns-spanned="4" table:number-rows-spanned="1">
            <text:p>72 3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2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2320" calcext:value-type="float" table:number-columns-spanned="3" table:number-rows-spanned="1">
            <text:p>72 3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900" calcext:value-type="float" table:number-columns-spanned="4" table:number-rows-spanned="1">
            <text:p>10 9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8700" calcext:value-type="float" table:number-columns-spanned="4" table:number-rows-spanned="1">
            <text:p>38 7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180" calcext:value-type="float" table:number-columns-spanned="4" table:number-rows-spanned="1">
            <text:p>22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1780" calcext:value-type="float" table:number-columns-spanned="3" table:number-rows-spanned="1">
            <text:p>71 7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5340" calcext:value-type="float" table:number-columns-spanned="4" table:number-rows-spanned="1">
            <text:p>25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300" calcext:value-type="float" table:number-columns-spanned="4" table:number-rows-spanned="1">
            <text:p>20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640" calcext:value-type="float" table:number-columns-spanned="3" table:number-rows-spanned="1">
            <text:p>45 6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6740" calcext:value-type="float" table:number-columns-spanned="4" table:number-rows-spanned="1">
            <text:p>66 7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7240" calcext:value-type="float" table:number-columns-spanned="4" table:number-rows-spanned="1">
            <text:p>227 2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3980" calcext:value-type="float" table:number-columns-spanned="3" table:number-rows-spanned="1">
            <text:p>293 9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MOLP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5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6220" calcext:value-type="float" table:number-columns-spanned="4" table:number-rows-spanned="1">
            <text:p>226 2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6220" calcext:value-type="float" table:number-columns-spanned="3" table:number-rows-spanned="1">
            <text:p>226 2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7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000" calcext:value-type="float" table:number-columns-spanned="4" table:number-rows-spanned="1">
            <text:p>22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700" calcext:value-type="float" table:number-columns-spanned="4" table:number-rows-spanned="1">
            <text:p>22 7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8500" calcext:value-type="float" table:number-columns-spanned="3" table:number-rows-spanned="1">
            <text:p>88 5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720" calcext:value-type="float" table:number-columns-spanned="4" table:number-rows-spanned="1">
            <text:p>37 7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720" calcext:value-type="float" table:number-columns-spanned="3" table:number-rows-spanned="1">
            <text:p>37 7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080" calcext:value-type="float" table:number-columns-spanned="4" table:number-rows-spanned="1">
            <text:p>22 0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080" calcext:value-type="float" table:number-columns-spanned="3" table:number-rows-spanned="1">
            <text:p>22 0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24440" calcext:value-type="float" table:number-columns-spanned="4" table:number-rows-spanned="1">
            <text:p>124 4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24440" calcext:value-type="float" table:number-columns-spanned="3" table:number-rows-spanned="1">
            <text:p>124 4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1600" calcext:value-type="float" table:number-columns-spanned="4" table:number-rows-spanned="1">
            <text:p>161 6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1600" calcext:value-type="float" table:number-columns-spanned="3" table:number-rows-spanned="1">
            <text:p>161 6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000" calcext:value-type="float" table:number-columns-spanned="4" table:number-rows-spanned="1">
            <text:p>18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2160" calcext:value-type="float" table:number-columns-spanned="4" table:number-rows-spanned="1">
            <text:p>42 1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800" calcext:value-type="float" table:number-columns-spanned="4" table:number-rows-spanned="1">
            <text:p>22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3200" calcext:value-type="float" table:number-columns-spanned="4" table:number-rows-spanned="1">
            <text:p>23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79200" calcext:value-type="float" table:number-columns-spanned="4" table:number-rows-spanned="1">
            <text:p>479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85360" calcext:value-type="float" table:number-columns-spanned="3" table:number-rows-spanned="1">
            <text:p>585 3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080" calcext:value-type="float" table:number-columns-spanned="4" table:number-rows-spanned="1">
            <text:p>16 0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6500" calcext:value-type="float" table:number-columns-spanned="4" table:number-rows-spanned="1">
            <text:p>26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2580" calcext:value-type="float" table:number-columns-spanned="3" table:number-rows-spanned="1">
            <text:p>42 5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040" calcext:value-type="float" table:number-columns-spanned="4" table:number-rows-spanned="1">
            <text:p>22 0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040" calcext:value-type="float" table:number-columns-spanned="3" table:number-rows-spanned="1">
            <text:p>22 0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5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5760" calcext:value-type="float" table:number-columns-spanned="4" table:number-rows-spanned="1">
            <text:p>15 7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500" calcext:value-type="float" table:number-columns-spanned="4" table:number-rows-spanned="1">
            <text:p>16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820" calcext:value-type="float" table:number-columns-spanned="4" table:number-rows-spanned="1">
            <text:p>17 8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8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1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1/2021 00:00:00 au 31/01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6340" calcext:value-type="float" table:number-columns-spanned="4" table:number-rows-spanned="1">
            <text:p>56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6420" calcext:value-type="float" table:number-columns-spanned="3" table:number-rows-spanned="1">
            <text:p>106 4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methasano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3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0" calcext:value-type="float" table:number-columns-spanned="4" table:number-rows-spanned="1">
            <text:p>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0" calcext:value-type="float" table:number-columns-spanned="3" table:number-rows-spanned="1">
            <text:p>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5300" calcext:value-type="float" table:number-columns-spanned="4" table:number-rows-spanned="1">
            <text:p>25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5300" calcext:value-type="float" table:number-columns-spanned="3" table:number-rows-spanned="1">
            <text:p>25 3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8860" calcext:value-type="float" table:number-columns-spanned="4" table:number-rows-spanned="1">
            <text:p>118 8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8860" calcext:value-type="float" table:number-columns-spanned="3" table:number-rows-spanned="1">
            <text:p>118 8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14300" calcext:value-type="float" table:number-columns-spanned="4" table:number-rows-spanned="1">
            <text:p>314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89000" calcext:value-type="float" table:number-columns-spanned="4" table:number-rows-spanned="1">
            <text:p>289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03300" calcext:value-type="float" table:number-columns-spanned="3" table:number-rows-spanned="1">
            <text:p>603 3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9" office:value-type="string" calcext:value-type="string" table:number-columns-spanned="2" table:number-rows-spanned="1">
            <text:p>122 item(s)</text:p>
          </table:table-cell>
          <table:covered-table-cell table:style-name="ce123"/>
          <table:table-cell table:style-name="ce12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6"/>
          <table:table-cell table:style-name="ce129" office:value-type="float" office:value="2879500" calcext:value-type="float" table:number-columns-spanned="3" table:number-rows-spanned="1">
            <text:p>2 879 500kg</text:p>
          </table:table-cell>
          <table:covered-table-cell table:style-name="ce126"/>
          <table:covered-table-cell table:style-name="ce123"/>
          <table:table-cell table:number-columns-repeated="1013"/>
        </table:table-row>
        <table:table-row table:style-name="ro19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20">
          <table:table-cell table:number-columns-repeated="1024"/>
        </table:table-row>
        <table:table-row table:style-name="ro21" table:number-rows-repeated="104834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910" calcext:value-type="float" table:number-columns-spanned="4" table:number-rows-spanned="1">
            <text:p>13 91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F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8820" calcext:value-type="float" table:number-columns-spanned="4" table:number-rows-spanned="1">
            <text:p>68 8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4170" calcext:value-type="float" table:number-columns-spanned="4" table:number-rows-spanned="1">
            <text:p>24 17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F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9260" calcext:value-type="float" table:number-columns-spanned="4" table:number-rows-spanned="1">
            <text:p>49 2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2180" calcext:value-type="float" table:number-columns-spanned="4" table:number-rows-spanned="1">
            <text:p>82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F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8260" calcext:value-type="float" table:number-columns-spanned="4" table:number-rows-spanned="1">
            <text:p>28 2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5660" calcext:value-type="float" table:number-columns-spanned="4" table:number-rows-spanned="1">
            <text:p>145 6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eteil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Me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880" calcext:value-type="float" table:number-columns-spanned="4" table:number-rows-spanned="1">
            <text:p>29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0285" calcext:value-type="float" table:number-columns-spanned="4" table:number-rows-spanned="1">
            <text:p>60 285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2425" calcext:value-type="float" table:number-columns-spanned="3" table:number-rows-spanned="1">
            <text:p>502 425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oignons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1900" calcext:value-type="float" table:number-columns-spanned="4" table:number-rows-spanned="1">
            <text:p>131 9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22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1900" calcext:value-type="float" table:number-columns-spanned="3" table:number-rows-spanned="1">
            <text:p>131 9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600" calcext:value-type="float" table:number-columns-spanned="4" table:number-rows-spanned="1">
            <text:p>14 6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600" calcext:value-type="float" table:number-columns-spanned="3" table:number-rows-spanned="1">
            <text:p>14 6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1620" calcext:value-type="float" table:number-columns-spanned="4" table:number-rows-spanned="1">
            <text:p>51 6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1620" calcext:value-type="float" table:number-columns-spanned="3" table:number-rows-spanned="1">
            <text:p>51 6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6540" calcext:value-type="float" table:number-columns-spanned="4" table:number-rows-spanned="1">
            <text:p>66 5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6540" calcext:value-type="float" table:number-columns-spanned="3" table:number-rows-spanned="1">
            <text:p>66 5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6520" calcext:value-type="float" table:number-columns-spanned="4" table:number-rows-spanned="1">
            <text:p>106 5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00420" calcext:value-type="float" table:number-columns-spanned="4" table:number-rows-spanned="1">
            <text:p>300 4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0740" calcext:value-type="float" table:number-columns-spanned="3" table:number-rows-spanned="1">
            <text:p>450 7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4390" calcext:value-type="float" table:number-columns-spanned="4" table:number-rows-spanned="1">
            <text:p>24 39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500" calcext:value-type="float" table:number-columns-spanned="4" table:number-rows-spanned="1">
            <text:p>19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560" calcext:value-type="float" table:number-columns-spanned="4" table:number-rows-spanned="1">
            <text:p>20 5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400" calcext:value-type="float" table:number-columns-spanned="4" table:number-rows-spanned="1">
            <text:p>22 4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22960" calcext:value-type="float" table:number-columns-spanned="4" table:number-rows-spanned="1">
            <text:p>122 9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9810" calcext:value-type="float" table:number-columns-spanned="3" table:number-rows-spanned="1">
            <text:p>209 81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2480" calcext:value-type="float" table:number-columns-spanned="4" table:number-rows-spanned="1">
            <text:p>32 4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5800" calcext:value-type="float" table:number-columns-spanned="4" table:number-rows-spanned="1">
            <text:p>25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5900" calcext:value-type="float" table:number-columns-spanned="4" table:number-rows-spanned="1">
            <text:p>25 9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17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4180" calcext:value-type="float" table:number-columns-spanned="3" table:number-rows-spanned="1">
            <text:p>84 1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7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240" calcext:value-type="float" table:number-columns-spanned="4" table:number-rows-spanned="1">
            <text:p>22 2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540" calcext:value-type="float" table:number-columns-spanned="4" table:number-rows-spanned="1">
            <text:p>45 5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4740" calcext:value-type="float" table:number-columns-spanned="4" table:number-rows-spanned="1">
            <text:p>114 7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2520" calcext:value-type="float" table:number-columns-spanned="3" table:number-rows-spanned="1">
            <text:p>182 5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8860" calcext:value-type="float" table:number-columns-spanned="4" table:number-rows-spanned="1">
            <text:p>68 8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3300" calcext:value-type="float" table:number-columns-spanned="4" table:number-rows-spanned="1">
            <text:p>23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2160" calcext:value-type="float" table:number-columns-spanned="3" table:number-rows-spanned="1">
            <text:p>92 1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120" calcext:value-type="float" table:number-columns-spanned="4" table:number-rows-spanned="1">
            <text:p>19 1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120" calcext:value-type="float" table:number-columns-spanned="3" table:number-rows-spanned="1">
            <text:p>19 1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24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9260" calcext:value-type="float" table:number-columns-spanned="4" table:number-rows-spanned="1">
            <text:p>169 2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9260" calcext:value-type="float" table:number-columns-spanned="3" table:number-rows-spanned="1">
            <text:p>169 2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60" calcext:value-type="float" table:number-columns-spanned="4" table:number-rows-spanned="1">
            <text:p>3 7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080" calcext:value-type="float" table:number-columns-spanned="4" table:number-rows-spanned="1">
            <text:p>21 0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760" calcext:value-type="float" table:number-columns-spanned="4" table:number-rows-spanned="1">
            <text:p>16 7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0340" calcext:value-type="float" table:number-columns-spanned="4" table:number-rows-spanned="1">
            <text:p>70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880" calcext:value-type="float" table:number-columns-spanned="4" table:number-rows-spanned="1">
            <text:p>18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0820" calcext:value-type="float" table:number-columns-spanned="3" table:number-rows-spanned="1">
            <text:p>130 8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2460" calcext:value-type="float" table:number-columns-spanned="4" table:number-rows-spanned="1">
            <text:p>52 4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020" calcext:value-type="float" table:number-columns-spanned="4" table:number-rows-spanned="1">
            <text:p>19 0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1420" calcext:value-type="float" table:number-columns-spanned="4" table:number-rows-spanned="1">
            <text:p>61 4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800" calcext:value-type="float" table:number-columns-spanned="4" table:number-rows-spanned="1">
            <text:p>43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6700" calcext:value-type="float" table:number-columns-spanned="3" table:number-rows-spanned="1">
            <text:p>176 7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520" calcext:value-type="float" table:number-columns-spanned="4" table:number-rows-spanned="1">
            <text:p>18 5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520" calcext:value-type="float" table:number-columns-spanned="3" table:number-rows-spanned="1">
            <text:p>18 5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360" calcext:value-type="float" table:number-columns-spanned="4" table:number-rows-spanned="1">
            <text:p>17 3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260" calcext:value-type="float" table:number-columns-spanned="4" table:number-rows-spanned="1">
            <text:p>21 2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8620" calcext:value-type="float" table:number-columns-spanned="3" table:number-rows-spanned="1">
            <text:p>38 6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5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220" calcext:value-type="float" table:number-columns-spanned="4" table:number-rows-spanned="1">
            <text:p>13 2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2180" calcext:value-type="float" table:number-columns-spanned="4" table:number-rows-spanned="1">
            <text:p>102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1760" calcext:value-type="float" table:number-columns-spanned="4" table:number-rows-spanned="1">
            <text:p>61 7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600" calcext:value-type="float" table:number-columns-spanned="4" table:number-rows-spanned="1">
            <text:p>21 6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800" calcext:value-type="float" table:number-columns-spanned="4" table:number-rows-spanned="1">
            <text:p>21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4540" calcext:value-type="float" table:number-columns-spanned="4" table:number-rows-spanned="1">
            <text:p>44 5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4740" calcext:value-type="float" table:number-columns-spanned="4" table:number-rows-spanned="1">
            <text:p>24 7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9000" calcext:value-type="float" table:number-columns-spanned="4" table:number-rows-spanned="1">
            <text:p>219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8840" calcext:value-type="float" table:number-columns-spanned="3" table:number-rows-spanned="1">
            <text:p>508 8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880" calcext:value-type="float" table:number-columns-spanned="4" table:number-rows-spanned="1">
            <text:p>10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980" calcext:value-type="float" table:number-columns-spanned="4" table:number-rows-spanned="1">
            <text:p>10 9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8200" calcext:value-type="float" table:number-columns-spanned="4" table:number-rows-spanned="1">
            <text:p>108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27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500" calcext:value-type="float" table:number-columns-spanned="4" table:number-rows-spanned="1">
            <text:p>18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040" calcext:value-type="float" table:number-columns-spanned="4" table:number-rows-spanned="1">
            <text:p>21 0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460" calcext:value-type="float" table:number-columns-spanned="4" table:number-rows-spanned="1">
            <text:p>21 4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8300" calcext:value-type="float" table:number-columns-spanned="4" table:number-rows-spanned="1">
            <text:p>68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3800" calcext:value-type="float" table:number-columns-spanned="4" table:number-rows-spanned="1">
            <text:p>23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020" calcext:value-type="float" table:number-columns-spanned="4" table:number-rows-spanned="1">
            <text:p>50 0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33180" calcext:value-type="float" table:number-columns-spanned="3" table:number-rows-spanned="1">
            <text:p>333 1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HAUT du FREN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Paille céréales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P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2420" calcext:value-type="float" table:number-columns-spanned="4" table:number-rows-spanned="1">
            <text:p>12 4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2420" calcext:value-type="float" table:number-columns-spanned="3" table:number-rows-spanned="1">
            <text:p>12 4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EP DU TOULO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SEBASTOP PARFAI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F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52400" calcext:value-type="float" table:number-columns-spanned="4" table:number-rows-spanned="1">
            <text:p>1 152 4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28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2/2021 00:00:00 au 28/02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52400" calcext:value-type="float" table:number-columns-spanned="3" table:number-rows-spanned="1">
            <text:p>1 152 4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9" office:value-type="string" calcext:value-type="string" table:number-columns-spanned="2" table:number-rows-spanned="1">
            <text:p>191 item(s)</text:p>
          </table:table-cell>
          <table:covered-table-cell table:style-name="ce123"/>
          <table:table-cell table:style-name="ce12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6"/>
          <table:table-cell table:style-name="ce129" office:value-type="float" office:value="4346375" calcext:value-type="float" table:number-columns-spanned="3" table:number-rows-spanned="1">
            <text:p>4 346 375kg</text:p>
          </table:table-cell>
          <table:covered-table-cell table:style-name="ce126"/>
          <table:covered-table-cell table:style-name="ce123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3</text:p>
          </table:table-cell>
          <table:covered-table-cell table:number-columns-repeated="14" table:style-name="ce120"/>
          <table:table-cell table:number-columns-repeated="1007"/>
        </table:table-row>
        <table:table-row table:style-name="ro21" table:number-rows-repeated="1048252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3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8500" calcext:value-type="float" table:number-columns-spanned="4" table:number-rows-spanned="1">
            <text:p>168 5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ethalia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ME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340" calcext:value-type="float" table:number-columns-spanned="4" table:number-rows-spanned="1">
            <text:p>29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9120" calcext:value-type="float" table:number-columns-spanned="4" table:number-rows-spanned="1">
            <text:p>89 1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ethalia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ME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900" calcext:value-type="float" table:number-columns-spanned="4" table:number-rows-spanned="1">
            <text:p>29 9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0180" calcext:value-type="float" table:number-columns-spanned="4" table:number-rows-spanned="1">
            <text:p>60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7040" calcext:value-type="float" table:number-columns-spanned="3" table:number-rows-spanned="1">
            <text:p>377 0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RIOUVILL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5520" calcext:value-type="float" table:number-columns-spanned="4" table:number-rows-spanned="1">
            <text:p>105 5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5520" calcext:value-type="float" table:number-columns-spanned="3" table:number-rows-spanned="1">
            <text:p>105 5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6020" calcext:value-type="float" table:number-columns-spanned="4" table:number-rows-spanned="1">
            <text:p>86 0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6020" calcext:value-type="float" table:number-columns-spanned="3" table:number-rows-spanned="1">
            <text:p>86 0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31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2880" calcext:value-type="float" table:number-columns-spanned="4" table:number-rows-spanned="1">
            <text:p>92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2880" calcext:value-type="float" table:number-columns-spanned="3" table:number-rows-spanned="1">
            <text:p>92 8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1220" calcext:value-type="float" table:number-columns-spanned="4" table:number-rows-spanned="1">
            <text:p>31 2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53230" calcext:value-type="float" table:number-columns-spanned="4" table:number-rows-spanned="1">
            <text:p>153 23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4450" calcext:value-type="float" table:number-columns-spanned="3" table:number-rows-spanned="1">
            <text:p>184 45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220" calcext:value-type="float" table:number-columns-spanned="4" table:number-rows-spanned="1">
            <text:p>43 2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220" calcext:value-type="float" table:number-columns-spanned="3" table:number-rows-spanned="1">
            <text:p>43 2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7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790" calcext:value-type="float" table:number-columns-spanned="4" table:number-rows-spanned="1">
            <text:p>45 79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790" calcext:value-type="float" table:number-columns-spanned="3" table:number-rows-spanned="1">
            <text:p>45 79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32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0840" calcext:value-type="float" table:number-columns-spanned="4" table:number-rows-spanned="1">
            <text:p>60 8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51060" calcext:value-type="float" table:number-columns-spanned="4" table:number-rows-spanned="1">
            <text:p>151 0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11900" calcext:value-type="float" table:number-columns-spanned="3" table:number-rows-spanned="1">
            <text:p>211 9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3000" calcext:value-type="float" table:number-columns-spanned="4" table:number-rows-spanned="1">
            <text:p>23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3000" calcext:value-type="float" table:number-columns-spanned="3" table:number-rows-spanned="1">
            <text:p>23 0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23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8690" calcext:value-type="float" table:number-columns-spanned="4" table:number-rows-spanned="1">
            <text:p>208 69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8690" calcext:value-type="float" table:number-columns-spanned="3" table:number-rows-spanned="1">
            <text:p>208 69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5520" calcext:value-type="float" table:number-columns-spanned="4" table:number-rows-spanned="1">
            <text:p>175 5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0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5520" calcext:value-type="float" table:number-columns-spanned="3" table:number-rows-spanned="1">
            <text:p>175 5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33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2240" calcext:value-type="float" table:number-columns-spanned="4" table:number-rows-spanned="1">
            <text:p>102 2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2240" calcext:value-type="float" table:number-columns-spanned="3" table:number-rows-spanned="1">
            <text:p>102 2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ENTRE les DEUX VILL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860" calcext:value-type="float" table:number-columns-spanned="4" table:number-rows-spanned="1">
            <text:p>18 8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860" calcext:value-type="float" table:number-columns-spanned="3" table:number-rows-spanned="1">
            <text:p>18 8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sec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s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80" calcext:value-type="float" table:number-columns-spanned="4" table:number-rows-spanned="1">
            <text:p>3 7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80" calcext:value-type="float" table:number-columns-spanned="3" table:number-rows-spanned="1">
            <text:p>3 7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5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5940" calcext:value-type="float" table:number-columns-spanned="4" table:number-rows-spanned="1">
            <text:p>15 9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6040" calcext:value-type="float" table:number-columns-spanned="4" table:number-rows-spanned="1">
            <text:p>16 0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860" calcext:value-type="float" table:number-columns-spanned="4" table:number-rows-spanned="1">
            <text:p>17 8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060" calcext:value-type="float" table:number-columns-spanned="4" table:number-rows-spanned="1">
            <text:p>18 0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2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3/2021 00:00:00 au 31/03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82820" calcext:value-type="float" table:number-columns-spanned="4" table:number-rows-spanned="1">
            <text:p>282 8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50720" calcext:value-type="float" table:number-columns-spanned="3" table:number-rows-spanned="1">
            <text:p>350 7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800" calcext:value-type="float" table:number-columns-spanned="4" table:number-rows-spanned="1">
            <text:p>20 8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800" calcext:value-type="float" table:number-columns-spanned="3" table:number-rows-spanned="1">
            <text:p>20 8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DIGESTAT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I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7360" calcext:value-type="float" table:number-columns-spanned="4" table:number-rows-spanned="1">
            <text:p>87 3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7360" calcext:value-type="float" table:number-columns-spanned="3" table:number-rows-spanned="1">
            <text:p>87 3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4180" calcext:value-type="float" table:number-columns-spanned="4" table:number-rows-spanned="1">
            <text:p>144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6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4180" calcext:value-type="float" table:number-columns-spanned="3" table:number-rows-spanned="1">
            <text:p>144 1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9" office:value-type="string" calcext:value-type="string" table:number-columns-spanned="2" table:number-rows-spanned="1">
            <text:p>107 item(s)</text:p>
          </table:table-cell>
          <table:covered-table-cell table:style-name="ce123"/>
          <table:table-cell table:style-name="ce12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6"/>
          <table:table-cell table:style-name="ce129" office:value-type="float" office:value="2281970" calcext:value-type="float" table:number-columns-spanned="3" table:number-rows-spanned="1">
            <text:p>2 281 970kg</text:p>
          </table:table-cell>
          <table:covered-table-cell table:style-name="ce126"/>
          <table:covered-table-cell table:style-name="ce123"/>
          <table:table-cell table:number-columns-repeated="1013"/>
        </table:table-row>
        <table:table-row table:style-name="ro34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21" table:number-rows-repeated="1048393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4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3" table:number-columns-repeated="2" table:default-cell-style-name="Default"/>
        <table:table-column table:style-name="co9" table:number-columns-repeated="1005" table:default-cell-style-name="Default"/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autre fourni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autre fournisse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5460" calcext:value-type="float" table:number-columns-spanned="4" table:number-rows-spanned="1">
            <text:p>45 4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glycérin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gly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1380" calcext:value-type="float" table:number-columns-spanned="4" table:number-rows-spanned="1">
            <text:p>41 3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aïs ensilag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F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68740" calcext:value-type="float" table:number-columns-spanned="4" table:number-rows-spanned="1">
            <text:p>68 7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2900" calcext:value-type="float" table:number-columns-spanned="4" table:number-rows-spanned="1">
            <text:p>82 9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ethalia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ME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8920" calcext:value-type="float" table:number-columns-spanned="4" table:number-rows-spanned="1">
            <text:p>28 9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glycérine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gly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360" calcext:value-type="float" table:number-columns-spanned="4" table:number-rows-spanned="1">
            <text:p>29 3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9740" calcext:value-type="float" table:number-columns-spanned="4" table:number-rows-spanned="1">
            <text:p>59 7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Methalia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ME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1140" calcext:value-type="float" table:number-columns-spanned="4" table:number-rows-spanned="1">
            <text:p>31 1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87640" calcext:value-type="float" table:number-columns-spanned="3" table:number-rows-spanned="1">
            <text:p>387 6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divers oignon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oignons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autre prdt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utre produit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780" calcext:value-type="float" table:number-columns-spanned="4" table:number-rows-spanned="1">
            <text:p>19 7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9780" calcext:value-type="float" table:number-columns-spanned="3" table:number-rows-spanned="1">
            <text:p>19 7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35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e NORZELIEU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380" calcext:value-type="float" table:number-columns-spanned="4" table:number-rows-spanned="1">
            <text:p>17 3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380" calcext:value-type="float" table:number-columns-spanned="3" table:number-rows-spanned="1">
            <text:p>17 3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EARL DU 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200" calcext:value-type="float" table:number-columns-spanned="4" table:number-rows-spanned="1">
            <text:p>22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200" calcext:value-type="float" table:number-columns-spanned="3" table:number-rows-spanned="1">
            <text:p>22 2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FONTAINE CHAMPET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6640" calcext:value-type="float" table:number-columns-spanned="4" table:number-rows-spanned="1">
            <text:p>56 6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4360" calcext:value-type="float" table:number-columns-spanned="4" table:number-rows-spanned="1">
            <text:p>34 3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1120" calcext:value-type="float" table:number-columns-spanned="4" table:number-rows-spanned="1">
            <text:p>41 1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32120" calcext:value-type="float" table:number-columns-spanned="3" table:number-rows-spanned="1">
            <text:p>132 1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A PIERR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0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9200" calcext:value-type="float" table:number-columns-spanned="4" table:number-rows-spanned="1">
            <text:p>29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499" calcext:value-type="float" table:number-columns-spanned="4" table:number-rows-spanned="1">
            <text:p>14 499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8840" calcext:value-type="float" table:number-columns-spanned="4" table:number-rows-spanned="1">
            <text:p>18 8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78050" calcext:value-type="float" table:number-columns-spanned="4" table:number-rows-spanned="1">
            <text:p>478 05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40589" calcext:value-type="float" table:number-columns-spanned="3" table:number-rows-spanned="1">
            <text:p>540 589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 L'AVENUE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3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1520" calcext:value-type="float" table:number-columns-spanned="4" table:number-rows-spanned="1">
            <text:p>11 5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3200" calcext:value-type="float" table:number-columns-spanned="4" table:number-rows-spanned="1">
            <text:p>43 2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2840" calcext:value-type="float" table:number-columns-spanned="4" table:number-rows-spanned="1">
            <text:p>22 8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7560" calcext:value-type="float" table:number-columns-spanned="3" table:number-rows-spanned="1">
            <text:p>77 5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es CHENEVIERE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7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300" calcext:value-type="float" table:number-columns-spanned="4" table:number-rows-spanned="1">
            <text:p>14 3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0580" calcext:value-type="float" table:number-columns-spanned="4" table:number-rows-spanned="1">
            <text:p>70 5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84880" calcext:value-type="float" table:number-columns-spanned="3" table:number-rows-spanned="1">
            <text:p>84 8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37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BOIS SAINT MARTI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9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880" calcext:value-type="float" table:number-columns-spanned="4" table:number-rows-spanned="1">
            <text:p>37 8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600" calcext:value-type="float" table:number-columns-spanned="4" table:number-rows-spanned="1">
            <text:p>37 6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6530" calcext:value-type="float" table:number-columns-spanned="4" table:number-rows-spanned="1">
            <text:p>76 53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52010" calcext:value-type="float" table:number-columns-spanned="3" table:number-rows-spanned="1">
            <text:p>152 01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COXEUX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460" calcext:value-type="float" table:number-columns-spanned="4" table:number-rows-spanned="1">
            <text:p>20 4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460" calcext:value-type="float" table:number-columns-spanned="3" table:number-rows-spanned="1">
            <text:p>20 4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FROID PERTH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5340" calcext:value-type="float" table:number-columns-spanned="4" table:number-rows-spanned="1">
            <text:p>145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9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5340" calcext:value-type="float" table:number-columns-spanned="3" table:number-rows-spanned="1">
            <text:p>145 3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HAUT D'ARMO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9020" calcext:value-type="float" table:number-columns-spanned="4" table:number-rows-spanned="1">
            <text:p>179 02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1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79020" calcext:value-type="float" table:number-columns-spanned="3" table:number-rows-spanned="1">
            <text:p>179 02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1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du PETIT BREUI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21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0460" calcext:value-type="float" table:number-columns-spanned="4" table:number-rows-spanned="1">
            <text:p>30 4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0460" calcext:value-type="float" table:number-columns-spanned="3" table:number-rows-spanned="1">
            <text:p>30 4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ROCK AND COW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8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7340" calcext:value-type="float" table:number-columns-spanned="4" table:number-rows-spanned="1">
            <text:p>37 34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1400" calcext:value-type="float" table:number-columns-spanned="4" table:number-rows-spanned="1">
            <text:p>41 4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4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78740" calcext:value-type="float" table:number-columns-spanned="3" table:number-rows-spanned="1">
            <text:p>78 74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1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GAEC SAINT LOUI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5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36680" calcext:value-type="float" table:number-columns-spanned="4" table:number-rows-spanned="1">
            <text:p>36 6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A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3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49180" calcext:value-type="float" table:number-columns-spanned="4" table:number-rows-spanned="1">
            <text:p>49 1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Lisier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D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1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20000" calcext:value-type="float" table:number-columns-spanned="4" table:number-rows-spanned="1">
            <text:p>20 0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7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05860" calcext:value-type="float" table:number-columns-spanned="3" table:number-rows-spanned="1">
            <text:p>105 8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 SALIVAL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6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3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2"/>
          <table:table-cell table:style-name="ce114" office:value-type="string" calcext:value-type="string" table:number-columns-spanned="15" table:number-rows-spanned="1">
            <text:p>Mensuel du 01/04/2021 00:00:00 au 30/04/2021 00:00:00</text:p>
          </table:table-cell>
          <table:covered-table-cell table:number-columns-repeated="14" table:style-name="ce120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100" calcext:value-type="float" table:number-columns-spanned="4" table:number-rows-spanned="1">
            <text:p>50 10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2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50100" calcext:value-type="float" table:number-columns-spanned="3" table:number-rows-spanned="1">
            <text:p>50 10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5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es ROUGES CHAMPS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2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9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ovins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C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3580" calcext:value-type="float" table:number-columns-spanned="4" table:number-rows-spanned="1">
            <text:p>143 58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8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143580" calcext:value-type="float" table:number-columns-spanned="3" table:number-rows-spanned="1">
            <text:p>143 58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9">
          <table:table-cell table:number-columns-repeated="2"/>
          <table:table-cell table:style-name="ce116" office:value-type="string" calcext:value-type="string" table:number-columns-spanned="4" table:number-rows-spanned="1">
            <text:p>Libellé Client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SCEA DU THAON</text:p>
          </table:table-cell>
          <table:covered-table-cell table:number-columns-repeated="3" table:style-name="ce121"/>
          <table:table-cell table:style-name="ce127" office:value-type="string" calcext:value-type="string" table:number-columns-spanned="4" table:number-rows-spanned="1">
            <text:p>Code Client</text:p>
          </table:table-cell>
          <table:covered-table-cell table:number-columns-repeated="3" table:style-name="ce121"/>
          <table:table-cell table:style-name="ce130" office:value-type="string" calcext:value-type="string" table:number-columns-spanned="4" table:number-rows-spanned="1">
            <text:p>14</text:p>
          </table:table-cell>
          <table:covered-table-cell table:number-columns-repeated="2" table:style-name="ce121"/>
          <table:covered-table-cell table:style-name="ce122"/>
          <table:table-cell table:number-columns-repeated="1006"/>
        </table:table-row>
        <table:table-row table:style-name="ro11">
          <table:table-cell table:number-columns-repeated="3"/>
          <table:table-cell table:style-name="ce116" office:value-type="string" calcext:value-type="string" table:number-columns-spanned="4" table:number-rows-spanned="1">
            <text:p>Libellé produit</text:p>
          </table:table-cell>
          <table:covered-table-cell table:number-columns-repeated="3" table:style-name="ce121"/>
          <table:table-cell table:style-name="ce127" office:value-type="string" calcext:value-type="string" table:number-columns-spanned="5" table:number-rows-spanned="1">
            <text:p>Fumier bovins mou C2</text:p>
          </table:table-cell>
          <table:covered-table-cell table:number-columns-repeated="4" table:style-name="ce121"/>
          <table:table-cell table:style-name="ce127" office:value-type="string" calcext:value-type="string" table:number-columns-spanned="3" table:number-rows-spanned="1">
            <text:p>Code produit</text:p>
          </table:table-cell>
          <table:covered-table-cell table:number-columns-repeated="2" table:style-name="ce121"/>
          <table:table-cell table:style-name="ce130" office:value-type="string" calcext:value-type="string" table:number-columns-spanned="3" table:number-rows-spanned="1">
            <text:p>B</text:p>
          </table:table-cell>
          <table:covered-table-cell table:style-name="ce121"/>
          <table:covered-table-cell table:style-name="ce122"/>
          <table:table-cell table:number-columns-repeated="1006"/>
        </table:table-row>
        <table:table-row table:style-name="ro10">
          <table:table-cell table:number-columns-repeated="3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5260" calcext:value-type="float" table:number-columns-spanned="4" table:number-rows-spanned="1">
            <text:p>95 260kg</text:p>
          </table:table-cell>
          <table:covered-table-cell table:number-columns-repeated="2" table:style-name="ce121"/>
          <table:covered-table-cell table:style-name="ce122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7" office:value-type="string" calcext:value-type="string" table:number-columns-spanned="2" table:number-rows-spanned="1">
            <text:p>5 item(s)</text:p>
          </table:table-cell>
          <table:covered-table-cell table:style-name="ce122"/>
          <table:table-cell table:style-name="ce124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1"/>
          <table:table-cell table:style-name="ce128" office:value-type="float" office:value="95260" calcext:value-type="float" table:number-columns-spanned="3" table:number-rows-spanned="1">
            <text:p>95 260kg</text:p>
          </table:table-cell>
          <table:covered-table-cell table:style-name="ce121"/>
          <table:covered-table-cell table:style-name="ce122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10">
          <table:table-cell table:number-columns-repeated="2"/>
          <table:table-cell table:style-name="ce119" office:value-type="string" calcext:value-type="string" table:number-columns-spanned="2" table:number-rows-spanned="1">
            <text:p>120 item(s)</text:p>
          </table:table-cell>
          <table:covered-table-cell table:style-name="ce123"/>
          <table:table-cell table:style-name="ce125" office:value-type="string" calcext:value-type="string" table:number-columns-spanned="4" table:number-rows-spanned="1">
            <text:p>Somme Net</text:p>
          </table:table-cell>
          <table:covered-table-cell table:number-columns-repeated="3" table:style-name="ce126"/>
          <table:table-cell table:style-name="ce129" office:value-type="float" office:value="2282979" calcext:value-type="float" table:number-columns-spanned="3" table:number-rows-spanned="1">
            <text:p>2 282 979kg</text:p>
          </table:table-cell>
          <table:covered-table-cell table:style-name="ce126"/>
          <table:covered-table-cell table:style-name="ce123"/>
          <table:table-cell table:number-columns-repeated="1013"/>
        </table:table-row>
        <table:table-row table:style-name="ro38">
          <table:table-cell table:number-columns-repeated="1024"/>
        </table:table-row>
        <table:table-row table:style-name="ro7">
          <table:table-cell/>
          <table:table-cell table:style-name="ce113"/>
          <table:table-cell table:style-name="ce115" table:number-columns-repeated="13"/>
          <table:table-cell table:style-name="ce131"/>
          <table:table-cell table:number-columns-repeated="1008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2"/>
          <table:table-cell table:style-name="ce118" office:value-type="string" calcext:value-type="string" table:number-columns-spanned="15" table:number-rows-spanned="1">
            <text:p>Edition du 29/05/2021 08:54</text:p>
          </table:table-cell>
          <table:covered-table-cell table:number-columns-repeated="14" table:style-name="ce120"/>
          <table:table-cell table:number-columns-repeated="1007"/>
        </table:table-row>
        <table:table-row table:style-name="ro21" table:number-rows-repeated="1048355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euille5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6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7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8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9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10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11" table:style-name="ta1">
        <table:table-column table:style-name="co1" table:default-cell-style-name="Default"/>
        <table:table-row table:style-name="ro21">
          <table:table-cell/>
        </table:table-row>
      </table:table>
      <table:table table:name="Feuille12" table:style-name="ta1">
        <table:table-column table:style-name="co1" table:default-cell-style-name="Default"/>
        <table:table-row table:style-name="ro2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kg</number:text>
    </number:number-style>
    <number:number-style style:name="N112">
      <number:text>-</number:text>
      <number:number number:decimal-places="0" loext:min-decimal-places="0" number:min-integer-digits="1" number:grouping="true"/>
      <number:text>kg</number:text>
      <style:map style:condition="value()&gt;=0" style:apply-style-name="N112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size-complex="11pt" style:font-style-complex="normal" style:font-weight-complex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7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21:14:53.0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p._20_1" style:display-name="PageStyle_Tableau p.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29T21:18:47.669000000</dc:date>
    <meta:editing-duration>PT1H46M5S</meta:editing-duration>
    <meta:editing-cycles>4</meta:editing-cycles>
    <meta:generator>LibreOffice/6.2.8.2$Windows_X86_64 LibreOffice_project/f82ddfca21ebc1e222a662a32b25c0c9d20169ee</meta:generator>
    <meta:document-statistic meta:table-count="13" meta:cell-count="1941" meta:object-count="0"/>
  </office:meta>
</office:document-meta>
</file>